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372" officeooo:paragraph-rsid="000e9372"/>
    </style:style>
    <style:style style:name="P2" style:family="paragraph" style:parent-style-name="Standard">
      <style:paragraph-properties fo:text-align="center" style:justify-single-word="false"/>
      <style:text-properties officeooo:rsid="000e9372" officeooo:paragraph-rsid="000e9372"/>
    </style:style>
    <style:style style:name="P3" style:family="paragraph" style:parent-style-name="Standard">
      <style:paragraph-properties fo:text-align="center" style:justify-single-word="false"/>
      <style:text-properties fo:font-size="24pt" officeooo:rsid="000e9372" officeooo:paragraph-rsid="000e9372" style:font-size-asian="24pt" style:font-size-complex="24pt"/>
    </style:style>
    <style:style style:name="P4" style:family="paragraph" style:parent-style-name="Standard">
      <style:text-properties fo:font-size="18pt" officeooo:rsid="000e9372" officeooo:paragraph-rsid="000e937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é O Fim</text:p>
      <text:p text:style-name="P2">Voz da Verdade</text:p>
      <text:p text:style-name="P1"/>
      <text:p text:style-name="P1"/>
      <text:p text:style-name="P1"/>
      <text:p text:style-name="P4">Anjos cantam para mim</text:p>
      <text:p text:style-name="P4">Vão dizendo , vá até o fim</text:p>
      <text:p text:style-name="P4">O caminho é tão longo</text:p>
      <text:p text:style-name="P4">Mas eu tenho que prosseguir</text:p>
      <text:p text:style-name="P4">Até o fim</text:p>
      <text:p text:style-name="P4">A esperança quase acabou</text:p>
      <text:p text:style-name="P4">Mas eu não desisto de lutar</text:p>
      <text:p text:style-name="P4">Pois eu ouço uma voz contigo sempre , hei de caminhar</text:p>
      <text:p text:style-name="P4">Até o fim até o fim, até o fim</text:p>
      <text:p text:style-name="P4">Sempre resistindo o mal</text:p>
      <text:p text:style-name="P4">Se entregar jamais</text:p>
      <text:p text:style-name="P4">Até o fim, até o fim</text:p>
      <text:p text:style-name="P4">Sempre tendo que lutar devo camin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20:33.164929259</meta:creation-date>
    <dc:date>2016-05-13T23:21:59.867770971</dc:date>
    <meta:editing-duration>PT1M26S</meta:editing-duration>
    <meta:editing-cycles>1</meta:editing-cycles>
    <meta:document-statistic meta:table-count="0" meta:image-count="0" meta:object-count="0" meta:page-count="1" meta:paragraph-count="15" meta:word-count="79" meta:character-count="358" meta:non-whitespace-character-count="294"/>
    <meta:generator>LibreOffice/5.1.2.2$Linux_X86_64 LibreOffice_project/10m0$Build-2</meta:generator>
  </office:meta>
</office:document-meta>
</file>